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officeooo:rsid="0003fda9" officeooo:paragraph-rsid="0003fda9"/>
    </style:style>
    <style:style style:name="P2" style:family="paragraph" style:parent-style-name="Standard">
      <style:paragraph-properties fo:text-align="start" style:justify-single-word="false"/>
      <style:text-properties style:font-name="arial" officeooo:rsid="0003fda9" officeooo:paragraph-rsid="00136313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officeooo:rsid="0003fda9" officeooo:paragraph-rsid="000a2b7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6pt" fo:font-weight="bold" officeooo:rsid="00067488" officeooo:paragraph-rsid="000a2b78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officeooo:rsid="00067488" officeooo:paragraph-rsid="000a2b7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normal" officeooo:rsid="00067488" officeooo:paragraph-rsid="0003fda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officeooo:rsid="0006a5cd" officeooo:paragraph-rsid="000a2b7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officeooo:rsid="00180a47" officeooo:paragraph-rsid="00180a4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normal" officeooo:rsid="000a2b78" officeooo:paragraph-rsid="0019760b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officeooo:rsid="0021880b" officeooo:paragraph-rsid="0021880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officeooo:rsid="0021880b" officeooo:paragraph-rsid="0022d84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normal" officeooo:rsid="0022d840" officeooo:paragraph-rsid="0022d84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normal" officeooo:rsid="0023d429" officeooo:paragraph-rsid="0023d429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normal" officeooo:rsid="00067488" officeooo:paragraph-rsid="000a2b78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bold" officeooo:rsid="00067488" officeooo:paragraph-rsid="0003fda9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18pt" fo:font-weight="bold" officeooo:rsid="0003fda9" officeooo:paragraph-rsid="00136313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4pt" fo:font-weight="bold" officeooo:rsid="0006a5cd" officeooo:paragraph-rsid="000a2b78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9pt" fo:font-weight="bold" officeooo:rsid="00067488" officeooo:paragraph-rsid="000a2b78" style:font-size-asian="19pt" style:font-weight-asian="bold" style:font-size-complex="19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officeooo:rsid="001fd627" officeooo:paragraph-rsid="001fd627"/>
    </style:style>
    <style:style style:name="P20" style:family="paragraph" style:parent-style-name="Standard">
      <style:paragraph-properties fo:text-align="start" style:justify-single-word="false"/>
      <style:text-properties style:font-name="arial" officeooo:rsid="0022d840" officeooo:paragraph-rsid="0022d840"/>
    </style:style>
    <style:style style:name="P21" style:family="paragraph" style:parent-style-name="Standard">
      <style:paragraph-properties fo:text-align="start" style:justify-single-word="false"/>
      <style:text-properties style:font-name="arial" fo:font-size="10pt" fo:font-weight="normal" officeooo:rsid="000a2b78" officeooo:paragraph-rsid="000a2b78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officeooo:paragraph-rsid="0003fda9"/>
    </style:style>
    <style:style style:name="P23" style:family="paragraph" style:parent-style-name="Standard">
      <style:paragraph-properties fo:text-align="start" style:justify-single-word="false"/>
      <style:text-properties officeooo:paragraph-rsid="0021880b"/>
    </style:style>
    <style:style style:name="P24" style:family="paragraph" style:parent-style-name="Standard">
      <style:paragraph-properties fo:text-align="start" style:justify-single-word="false" fo:break-before="page"/>
      <style:text-properties style:font-name="arial" fo:font-size="10.5pt" officeooo:rsid="000e5f78" officeooo:paragraph-rsid="000e5f78" style:font-size-asian="9.14999961853027pt" style:font-size-complex="10.5pt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arial" fo:font-size="18pt" fo:font-weight="bold" officeooo:rsid="0003fda9" officeooo:paragraph-rsid="00136313" style:font-size-asian="18pt" style:font-weight-asian="bold" style:font-size-complex="18pt" style:font-weight-complex="bold"/>
    </style:style>
    <style:style style:name="P26" style:family="paragraph" style:parent-style-name="Standard">
      <style:paragraph-properties fo:text-align="start" style:justify-single-word="false" fo:break-before="page"/>
      <style:text-properties style:font-name="arial" fo:font-size="16pt" fo:font-weight="bold" officeooo:rsid="0023d429" officeooo:paragraph-rsid="0023d429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" fo:font-size="16pt" fo:font-weight="bold" officeooo:rsid="0006a5cd" officeooo:paragraph-rsid="0026d7b1" style:font-size-asian="16pt" style:font-weight-asian="bold" style:font-size-complex="16pt" style:font-weight-complex="bold"/>
    </style:style>
    <style:style style:name="T1" style:family="text">
      <style:text-properties officeooo:rsid="00067488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06a5cd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0a2b78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0e5f78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80a47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9760b" style:font-size-asian="10.5pt" style:font-weight-asian="normal" style:font-size-complex="12pt" style:font-weight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06a5cd" style:font-size-asian="14pt" style:font-size-complex="14pt"/>
    </style:style>
    <style:style style:name="T10" style:family="text">
      <style:text-properties fo:font-size="14pt" officeooo:rsid="000e5f78" style:font-size-asian="14pt" style:font-size-complex="14pt"/>
    </style:style>
    <style:style style:name="T11" style:family="text">
      <style:text-properties fo:font-size="14pt" officeooo:rsid="0025ad62" style:font-size-asian="14pt" style:font-size-complex="14pt"/>
    </style:style>
    <style:style style:name="T12" style:family="text">
      <style:text-properties fo:color="#000000" fo:background-color="#ffff00" loext:char-shading-value="0"/>
    </style:style>
    <style:style style:name="T13" style:family="text">
      <style:text-properties fo:color="#000000" officeooo:rsid="000a2b78" fo:background-color="#ffff00" loext:char-shading-value="0"/>
    </style:style>
    <style:style style:name="T14" style:family="text">
      <style:text-properties officeooo:rsid="000a2b78"/>
    </style:style>
    <style:style style:name="T15" style:family="text">
      <style:text-properties officeooo:rsid="000e5f78"/>
    </style:style>
    <style:style style:name="T16" style:family="text">
      <style:text-properties officeooo:rsid="00105506"/>
    </style:style>
    <style:style style:name="T17" style:family="text">
      <style:text-properties style:font-name="arial" officeooo:rsid="0003fda9"/>
    </style:style>
    <style:style style:name="T18" style:family="text">
      <style:text-properties style:font-name="arial" officeooo:rsid="00124385"/>
    </style:style>
    <style:style style:name="T19" style:family="text">
      <style:text-properties style:font-name="arial" officeooo:rsid="00180a47"/>
    </style:style>
    <style:style style:name="T20" style:family="text">
      <style:text-properties style:font-name="arial" officeooo:rsid="00197518"/>
    </style:style>
    <style:style style:name="T21" style:family="text">
      <style:text-properties style:font-name="arial" officeooo:rsid="001ad1e2"/>
    </style:style>
    <style:style style:name="T22" style:family="text">
      <style:text-properties style:font-name="arial" officeooo:rsid="001fd627"/>
    </style:style>
    <style:style style:name="T23" style:family="text">
      <style:text-properties style:font-name="arial" officeooo:rsid="001f7e91"/>
    </style:style>
    <style:style style:name="T24" style:family="text">
      <style:text-properties style:font-name="arial" officeooo:rsid="0022d840"/>
    </style:style>
    <style:style style:name="T25" style:family="text">
      <style:text-properties officeooo:rsid="00136313"/>
    </style:style>
    <style:style style:name="T26" style:family="text">
      <style:text-properties officeooo:rsid="00155fca"/>
    </style:style>
    <style:style style:name="T27" style:family="text">
      <style:text-properties officeooo:rsid="00180a47"/>
    </style:style>
    <style:style style:name="T28" style:family="text">
      <style:text-properties style:text-position="super 58%"/>
    </style:style>
    <style:style style:name="T29" style:family="text">
      <style:text-properties style:text-position="super 58%" fo:font-weight="bold" style:font-weight-asian="bold" style:font-weight-complex="bold"/>
    </style:style>
    <style:style style:name="T30" style:family="text">
      <style:text-properties officeooo:rsid="00197518"/>
    </style:style>
    <style:style style:name="T31" style:family="text">
      <style:text-properties officeooo:rsid="0019760b"/>
    </style:style>
    <style:style style:name="T32" style:family="text">
      <style:text-properties officeooo:rsid="001c952f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22d840"/>
    </style:style>
    <style:style style:name="T35" style:family="text">
      <style:text-properties officeooo:rsid="0023f360"/>
    </style:style>
    <style:style style:name="T36" style:family="text">
      <style:text-properties officeooo:rsid="0025ad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2020 Fall CPSC 24-0<text:span text:style-name="T36">5</text:span> <text:s/><text:span text:style-name="T25">Quiz 1</text:span></text:p>
      <text:p text:style-name="P16"><text:span text:style-name="T25">Sep 9, 2020: <text:s/>Wednesday</text:span> <text:span text:style-name="T27">1</text:span>:<text:span text:style-name="T27">0</text:span>0<text:span text:style-name="T15">p</text:span>m</text:p>
      <text:p text:style-name="P3">Quiz 1: <text:span text:style-name="T1">Time limit 25 minutes.</text:span></text:p>
      <text:p text:style-name="P14"/>
      <text:p text:style-name="P14"/>
      <text:p text:style-name="P4">Instructions: <text:s/><text:span text:style-name="T12">This is an open source </text:span><text:span text:style-name="T13">quiz</text:span><text:span text:style-name="T12">:</text:span></text:p>
      <text:p text:style-name="P5"><text:tab/>You may reference paper documents.</text:p>
      <text:p text:style-name="P5"><text:tab/>You may reference e-documents.</text:p>
      <text:p text:style-name="P5"><text:tab/>You may search the entire web.</text:p>
      <text:p text:style-name="P5"><text:tab/><text:span text:style-name="T14">You may view recordings of the lectures.</text:span></text:p>
      <text:p text:style-name="P5"><text:tab/><text:span text:style-name="T14">You may read your notes stored in your computer.</text:span></text:p>
      <text:p text:style-name="P5"><text:tab/><text:span text:style-name="T27">You may use electronic calculators.</text:span></text:p>
      <text:p text:style-name="P5"><text:tab/>You may <text:span text:style-name="T14">NOT blab</text:span> <text:span text:style-name="T14">with your</text:span> neighbor<text:span text:style-name="T26">s</text:span>.</text:p>
      <text:p text:style-name="P5"/>
      <text:p text:style-name="P5">There is a time limit on all quizzes. <text:s/>This one has a limit of 2<text:span text:style-name="T31">5</text:span> minutes.</text:p>
      <text:p text:style-name="P5"/>
      <text:p text:style-name="P5">The quiz cannot be made up at another time.</text:p>
      <text:p text:style-name="P5"/>
      <text:p text:style-name="P5">Put your answers directly in the space below each question.</text:p>
      <text:p text:style-name="P5"/>
      <text:p text:style-name="P5">You may use scratch paper, but don’t submit the scratch paper.</text:p>
      <text:p text:style-name="P5"/>
      <text:p text:style-name="P5">The <text:span text:style-name="T14">quiz</text:span> is provided to you in open source (not proprietary) format “.odt”.</text:p>
      <text:p text:style-name="P5"/>
      <text:p text:style-name="P18">You must return <text:span text:style-name="T14">the quiz in</text:span> the format .odt. <text:s text:c="2"/>A quiz submitted in another format will be discarded.</text:p>
      <text:p text:style-name="P5"/>
      <text:p text:style-name="P4"><text:span text:style-name="T2">The quiz ends at </text:span><text:span text:style-name="T6">1</text:span><text:span text:style-name="T2">:</text:span><text:span text:style-name="T6">2</text:span><text:span text:style-name="T7">5</text:span><text:span text:style-name="T5">p</text:span><text:span text:style-name="T2">m. <text:s/>We add 2 minutes to allow for preparation of Outlook for attaching the </text:span><text:span text:style-name="T4">quiz</text:span><text:span text:style-name="T2"> file with answer</text:span><text:span text:style-name="T3">s</text:span><text:span text:style-name="T2">.</text:span></text:p>
      <text:p text:style-name="P5"/>
      <text:p text:style-name="P4"><text:span text:style-name="T2">Mail with a time stamp after </text:span><text:span text:style-name="T6">1</text:span><text:span text:style-name="T2">:</text:span><text:span text:style-name="T6">2</text:span><text:span text:style-name="T2">2</text:span><text:span text:style-name="T5">p</text:span><text:span text:style-name="T2">m will be discarded.</text:span></text:p>
      <text:p text:style-name="P5"/>
      <text:p text:style-name="P4"><text:span text:style-name="T2">Se</text:span><text:span text:style-name="T3">nd</text:span><text:span text:style-name="T2"> email with the </text:span><text:span text:style-name="T3">one </text:span><text:span text:style-name="T4">quiz</text:span><text:span text:style-name="T3"> file attached to <text:s text:c="2"/></text:span><text:span text:style-name="T9">holliday@fullerton.edu</text:span></text:p>
      <text:p text:style-name="P7"/>
      <text:p text:style-name="P27"><text:span text:style-name="T2">In subject line put: <text:s text:c="3"/></text:span><text:span text:style-name="T8">240-</text:span><text:span text:style-name="T11">5 <text:s text:c="92"/></text:span></text:p>
      <text:p text:style-name="P27"><text:span text:style-name="T8"><text:s/>Quiz 1</text:span></text:p>
      <text:p text:style-name="P7"/>
      <text:p text:style-name="P7">The body of the email is blank.</text:p>
      <text:p text:style-name="P7"/>
      <text:p text:style-name="P9">I<text:span text:style-name="T31">f you submit the quiz several times only the most recent one will be read.</text:span></text:p>
      <text:p text:style-name="P7"/>
      <text:p text:style-name="P8">Decimal numbers may be given in standard format like 28 or exponential format like 3<text:span text:style-name="T28">2</text:span>.</text:p>
      <text:p text:style-name="P7"/>
      <text:p text:style-name="P7"/>
      <text:p text:style-name="P7"/>
      <text:p text:style-name="P17"><text:soft-page-break/>Key in your name after the colon:</text:p>
      <text:p text:style-name="P24">Quiz 1 begin</text:p>
      <text:p text:style-name="P1"/>
      <text:p text:style-name="P22"><text:span text:style-name="T17">1. <text:s/>W</text:span><text:span text:style-name="T20">hat is the hex expression for the largest signed integer in a 64-bit register? <text:s/>What is the value in decimal? <text:s text:c="2"/>[Two answers are needed for this question.]</text:span></text:p>
      <text:p text:style-name="P1"/>
      <text:p text:style-name="P19">Answers: <text:s/><text:span text:style-name="T33">0x7FFF FFFF FFFF FFFF</text:span> <text:s text:c="4"/>and <text:s text:c="4"/><text:span text:style-name="T33">2</text:span><text:span text:style-name="T29">63</text:span><text:span text:style-name="T33">-1</text:span></text:p>
      <text:p text:style-name="P1"/>
      <text:p text:style-name="P1"/>
      <text:p text:style-name="P1"/>
      <text:p text:style-name="P22"><text:span text:style-name="T17">2. <text:s/></text:span><text:span text:style-name="T20">What is the value of the binary number 10000 … 0 where there are </text:span><text:span text:style-name="T21">19</text:span><text:span text:style-name="T20"> zeros present? <text:s/></text:span><text:span text:style-name="T21">Give two answers: one in decimal and one in hex. <text:s/></text:span><text:span text:style-name="T22">[Assume we are working with 20-bit registers.]</text:span></text:p>
      <text:p text:style-name="P1"/>
      <text:p text:style-name="P19">Answer: <text:s/>decimal = <text:span text:style-name="T33">2</text:span><text:span text:style-name="T29">19</text:span> <text:s text:c="2"/>and <text:s text:c="2"/>hex = <text:span text:style-name="T33">0x80000</text:span></text:p>
      <text:p text:style-name="P1"/>
      <text:p text:style-name="P1"/>
      <text:p text:style-name="P1"/>
      <text:p text:style-name="P23"><text:span text:style-name="T17">3. <text:s/></text:span><text:span text:style-name="T23">Suppose we are working with 24-bit registers. <text:s/></text:span><text:span text:style-name="T17">W</text:span><text:span text:style-name="T19">hat is -</text:span><text:span text:style-name="T24">70</text:span><text:span text:style-name="T19"> in hex?</text:span></text:p>
      <text:p text:style-name="P1"/>
      <text:p text:style-name="P20">Answer: <text:s text:c="2"/>Begin with +70, which equal 4x(16)<text:span text:style-name="T28">1</text:span> + 6x(16)<text:span text:style-name="T28">0</text:span> = 0x000046</text:p>
      <text:p text:style-name="P1"/>
      <text:p text:style-name="P20">Now compute the complement = 0xFFFFB9</text:p>
      <text:p text:style-name="P20"/>
      <text:p text:style-name="P20">Next add 1 to get <text:span text:style-name="T33">0xFFFFBA</text:span>, which is the final answer.</text:p>
      <text:p text:style-name="P1"/>
      <text:p text:style-name="P1"/>
      <text:p text:style-name="P1"/>
      <text:p text:style-name="P22"><text:span text:style-name="T18">4</text:span><text:span text:style-name="T17">. <text:s/></text:span><text:span text:style-name="T20">What is the context where we have needed to use cqo? <text:s/>What does cqo really </text:span><text:span text:style-name="T22">do</text:span><text:span text:style-name="T20">?</text:span></text:p>
      <text:p text:style-name="P15"/>
      <text:p text:style-name="P10">Answer <text:span text:style-name="T35">for first question</text:span>: <text:s/><text:span text:style-name="T33">You plan to divide one integer by another. <text:s/>You copy the numerator to rax. <text:s/>The you use “cqo” to extend that number through rdx. <text:s/>Then you can use the div command.</text:span></text:p>
      <text:p text:style-name="P6"/>
      <text:p text:style-name="P11"><text:span text:style-name="T35">Answer for the second question:</text:span> <text:s/><text:span text:style-name="T34">Either of the following two answers are worth full-credit.</text:span></text:p>
      <text:p text:style-name="P11"/>
      <text:p text:style-name="P11"><text:span text:style-name="T33">It organizes rdx so that the pair rdx:rax is numerically equal to the single register rax.</text:span> <text:s text:c="2"/>[That is the answer in non-tech language.]</text:p>
      <text:p text:style-name="P6"/>
      <text:p text:style-name="P12"><text:span text:style-name="T33">Cqo takes the left most bit of rax and copies it to every bit position of rdx.</text:span> <text:s/>[Technical answer.]</text:p>
      <text:p text:style-name="P6"/>
      <text:p text:style-name="P6"/>
      <text:p text:style-name="P6"/>
      <text:p text:style-name="P2"><text:span text:style-name="T16">5</text:span>. <text:s/><text:span text:style-name="T30">What is the full name of an SI instructor? <text:s/>What is the time and days when do his SI sessions begin?</text:span></text:p>
      <text:p text:style-name="P6"/>
      <text:p text:style-name="P10">Answer: Brian Chung; sessions begin at 5:00pm on Mondays and Wednesdays.</text:p>
      <text:p text:style-name="P6"/>
      <text:p text:style-name="P21">End of quiz: <text:span text:style-name="T32">Put your name in this quiz.</text:span></text:p>
      <text:p text:style-name="P26">Appendix</text:p>
      <text:p text:style-name="P13"/>
      <text:p text:style-name="P13">Let’s solve question 3 strictly in binary.</text:p>
      <text:p text:style-name="P13"/>
      <text:p text:style-name="P13">Start with positive 70.</text:p>
      <text:p text:style-name="P13"/>
      <text:p text:style-name="P13">Divide by 2 repeatedly beginning with 70 divided by 2. <text:s/>Read the remainders in reverst order:</text:p>
      <text:p text:style-name="P13"/>
      <text:p text:style-name="P13">1000110</text:p>
      <text:p text:style-name="P13"/>
      <text:p text:style-name="P13">Add leading zero to make it a 24 bit number: 0000 0000 0000 0000 0100 0110</text:p>
      <text:p text:style-name="P13"/>
      <text:p text:style-name="P13">Compute the complement: <text:s text:c="2"/>1111 1111 1111 1111 1011 1001</text:p>
      <text:p text:style-name="P13"/>
      <text:p text:style-name="P13">Add 1: <text:s text:c="7"/>1111 1111 1111 1111 1011 1010</text:p>
      <text:p text:style-name="P13"/>
      <text:p text:style-name="P13">Convert groups of 4 <text:span text:style-name="T35">bits</text:span> to hex digits: <text:s/><text:span text:style-name="T33">0xFFFFBA</text:span>, and we are done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9-07T12:49:42.800050574</meta:creation-date>
    <dc:date>2020-09-09T15:34:16.659034694</dc:date>
    <meta:editing-duration>PT2H29M38S</meta:editing-duration>
    <meta:editing-cycles>20</meta:editing-cycles>
    <meta:generator>LibreOffice/6.3.5.2$Linux_X86_64 LibreOffice_project/30$Build-2</meta:generator>
    <meta:document-statistic meta:table-count="0" meta:image-count="0" meta:object-count="0" meta:page-count="4" meta:paragraph-count="52" meta:word-count="584" meta:character-count="3305" meta:non-whitespace-character-count="2612"/>
  </office:meta>
</office:document-meta>
</file>